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8e87" officeooo:paragraph-rsid="000b8e87"/>
    </style:style>
    <style:style style:name="P2" style:family="paragraph" style:parent-style-name="Standard" style:list-style-name="L1">
      <style:text-properties officeooo:rsid="000b8e87" officeooo:paragraph-rsid="000b8e87"/>
    </style:style>
    <style:style style:name="P3" style:family="paragraph" style:parent-style-name="Standard" style:list-style-name="L3">
      <style:text-properties officeooo:rsid="000b8e87" officeooo:paragraph-rsid="000b8e87"/>
    </style:style>
    <style:style style:name="P4" style:family="paragraph" style:parent-style-name="Standard" style:list-style-name="L4">
      <style:text-properties officeooo:rsid="000b8e87" officeooo:paragraph-rsid="000dff72"/>
    </style:style>
    <style:style style:name="P5" style:family="paragraph" style:parent-style-name="Standard" style:list-style-name="L2">
      <style:text-properties officeooo:paragraph-rsid="000b8e87"/>
    </style:style>
    <style:style style:name="P6" style:family="paragraph" style:parent-style-name="Standard" style:list-style-name="L3">
      <style:text-properties officeooo:rsid="000dff72" officeooo:paragraph-rsid="000dff72"/>
    </style:style>
    <style:style style:name="P7" style:family="paragraph" style:parent-style-name="Standard" style:list-style-name="L2">
      <style:text-properties officeooo:rsid="000dff72" officeooo:paragraph-rsid="000d8bce"/>
    </style:style>
    <style:style style:name="P8" style:family="paragraph" style:parent-style-name="Standard" style:list-style-name="L5">
      <style:text-properties officeooo:rsid="000dff72" officeooo:paragraph-rsid="000f0c94"/>
    </style:style>
    <style:style style:name="P9" style:family="paragraph" style:parent-style-name="Standard" style:list-style-name="L5">
      <style:text-properties officeooo:rsid="000dff72" officeooo:paragraph-rsid="000fe793"/>
    </style:style>
    <style:style style:name="P10" style:family="paragraph" style:parent-style-name="Standard" style:list-style-name="L3">
      <style:text-properties officeooo:rsid="000d8bce" officeooo:paragraph-rsid="000d8bce"/>
    </style:style>
    <style:style style:name="P11" style:family="paragraph" style:parent-style-name="Standard" style:list-style-name="L2">
      <style:text-properties officeooo:rsid="000d8bce" officeooo:paragraph-rsid="000d8bce"/>
    </style:style>
    <style:style style:name="P12" style:family="paragraph" style:parent-style-name="Standard" style:list-style-name="L4">
      <style:text-properties officeooo:rsid="000d8bce" officeooo:paragraph-rsid="000dff72"/>
    </style:style>
    <style:style style:name="P13" style:family="paragraph" style:parent-style-name="Standard" style:list-style-name="L4">
      <style:text-properties officeooo:rsid="000d8bce" officeooo:paragraph-rsid="0010c04c"/>
    </style:style>
    <style:style style:name="P14" style:family="paragraph" style:parent-style-name="Standard" style:list-style-name="L5">
      <style:text-properties officeooo:rsid="000d8bce" officeooo:paragraph-rsid="000fe793"/>
    </style:style>
    <style:style style:name="P15" style:family="paragraph" style:parent-style-name="Standard" style:list-style-name="L5">
      <style:text-properties officeooo:rsid="000d8bce" officeooo:paragraph-rsid="0010c04c"/>
    </style:style>
    <style:style style:name="P16" style:family="paragraph" style:parent-style-name="Standard" style:list-style-name="L1">
      <style:text-properties officeooo:rsid="000d8bce" officeooo:paragraph-rsid="000d8bce"/>
    </style:style>
    <style:style style:name="P17" style:family="paragraph" style:parent-style-name="Standard" style:list-style-name="L3">
      <style:text-properties officeooo:rsid="0012b4bc" officeooo:paragraph-rsid="0012b4bc"/>
    </style:style>
    <style:style style:name="P18" style:family="paragraph" style:parent-style-name="Standard" style:list-style-name="L7">
      <style:text-properties officeooo:rsid="0012b4bc" officeooo:paragraph-rsid="0012b4bc"/>
    </style:style>
    <style:style style:name="P19" style:family="paragraph" style:parent-style-name="Standard" style:list-style-name="L7">
      <style:text-properties officeooo:rsid="0012b4bc" officeooo:paragraph-rsid="0012b5c1"/>
    </style:style>
    <style:style style:name="P20" style:family="paragraph" style:parent-style-name="Standard" style:list-style-name="L8">
      <style:text-properties officeooo:rsid="0012b4bc" officeooo:paragraph-rsid="0012b4bc"/>
    </style:style>
    <style:style style:name="P21" style:family="paragraph" style:parent-style-name="Standard" style:list-style-name="L3">
      <style:text-properties officeooo:rsid="000fe793" officeooo:paragraph-rsid="000fe793"/>
    </style:style>
    <style:style style:name="P22" style:family="paragraph" style:parent-style-name="Standard" style:list-style-name="L5">
      <style:text-properties officeooo:rsid="000fe793" officeooo:paragraph-rsid="000fe793"/>
    </style:style>
    <style:style style:name="P23" style:family="paragraph" style:parent-style-name="Standard" style:list-style-name="L5">
      <style:text-properties officeooo:rsid="000f0c94" officeooo:paragraph-rsid="000f0c94"/>
    </style:style>
    <style:style style:name="P24" style:family="paragraph" style:parent-style-name="Standard" style:list-style-name="L5">
      <style:text-properties officeooo:rsid="0010c04c" officeooo:paragraph-rsid="0012b4bc"/>
    </style:style>
    <style:style style:name="P25" style:family="paragraph" style:parent-style-name="Standard" style:list-style-name="L5">
      <style:text-properties officeooo:rsid="0010c04c" officeooo:paragraph-rsid="0010c04c"/>
    </style:style>
    <style:style style:name="P26" style:family="paragraph" style:parent-style-name="Standard" style:list-style-name="L2">
      <style:text-properties officeooo:rsid="0010c04c" officeooo:paragraph-rsid="0010c04c"/>
    </style:style>
    <style:style style:name="P27" style:family="paragraph" style:parent-style-name="Standard" style:list-style-name="L6">
      <style:text-properties officeooo:rsid="0010c04c" officeooo:paragraph-rsid="0010c04c"/>
    </style:style>
    <style:style style:name="P28" style:family="paragraph" style:parent-style-name="Standard" style:list-style-name="L7">
      <style:text-properties officeooo:rsid="00122818" officeooo:paragraph-rsid="00122818"/>
    </style:style>
    <style:style style:name="T1" style:family="text">
      <style:text-properties officeooo:rsid="000b8e87"/>
    </style:style>
    <style:style style:name="T2" style:family="text">
      <style:text-properties officeooo:rsid="000d8bce"/>
    </style:style>
    <style:style style:name="T3" style:family="text">
      <style:text-properties officeooo:rsid="000dff72"/>
    </style:style>
    <style:style style:name="T4" style:family="text">
      <style:text-properties officeooo:rsid="000f0c94"/>
    </style:style>
    <style:style style:name="T5" style:family="text">
      <style:text-properties officeooo:rsid="000fe793"/>
    </style:style>
    <style:style style:name="T6" style:family="text">
      <style:text-properties officeooo:rsid="0010c04c"/>
    </style:style>
    <style:style style:name="T7" style:family="text">
      <style:text-properties officeooo:rsid="0010ff9b"/>
    </style:style>
    <style:style style:name="T8" style:family="text">
      <style:text-properties officeooo:rsid="0012b4bc"/>
    </style:style>
    <style:style style:name="T9" style:family="text">
      <style:text-properties officeooo:rsid="0017430a"/>
    </style:style>
    <style:style style:name="T10" style:family="text">
      <style:text-properties officeooo:rsid="0019d75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stion de donnée pour un MMO<text:span text:style-name="T6">(RPG)</text:span></text:p>
      <text:p text:style-name="P1"/>
      <text:list xml:id="list3856886750" text:style-name="L1">
        <text:list-item>
          <text:p text:style-name="P2">base de donné </text:p>
        </text:list-item>
      </text:list>
      <text:list xml:id="list884383650" text:style-name="L2">
        <text:list-item>
          <text:p text:style-name="P5"><text:span text:style-name="T1"><text:s/>les </text:span><text:span text:style-name="T3">base de donné</text:span><text:span text:style-name="T1"> en question </text:span></text:p>
        </text:list-item>
      </text:list>
      <text:list xml:id="list2449293745" text:style-name="L3">
        <text:list-item>
          <text:p text:style-name="P3">joueur</text:p>
        </text:list-item>
        <text:list-item>
          <text:p text:style-name="P6">perso </text:p>
        </text:list-item>
        <text:list-item>
          <text:p text:style-name="P3">guild<text:span text:style-name="T2">e</text:span></text:p>
        </text:list-item>
        <text:list-item>
          <text:p text:style-name="P10">zone de la carte</text:p>
        </text:list-item>
        <text:list-item>
          <text:p text:style-name="P10">race</text:p>
        </text:list-item>
        <text:list-item>
          <text:p text:style-name="P10">passif<text:span text:style-name="T5">s</text:span></text:p>
        </text:list-item>
        <text:list-item>
          <text:p text:style-name="P17">runes</text:p>
        </text:list-item>
        <text:list-item>
          <text:p text:style-name="P21">item</text:p>
        </text:list-item>
        <text:list-item>
          <text:p text:style-name="P10">mail joueur </text:p>
        </text:list-item>
      </text:list>
      <text:list xml:id="list143907017675885" text:continue-list="list884383650" text:style-name="L2">
        <text:list-item>
          <text:p text:style-name="P11">liaison entre les base<text:span text:style-name="T3">s</text:span></text:p>
        </text:list-item>
      </text:list>
      <text:list xml:id="list264203398" text:style-name="L4">
        <text:list-item>
          <text:p text:style-name="P4">joueur <text:span text:style-name="T3">0, 8 – 1 perso, </text:span><text:span text:style-name="T6">base lien</text:span></text:p>
        </text:list-item>
        <text:list-item>
          <text:p text:style-name="P12"><text:span text:style-name="T3">perso</text:span> 0, 1 - * guild<text:span text:style-name="T4">e</text:span></text:p>
        </text:list-item>
        <text:list-item>
          <text:p text:style-name="P12"><text:span text:style-name="T3">perso</text:span> 1 - * zone de la carte</text:p>
        </text:list-item>
        <text:list-item>
          <text:p text:style-name="P12"><text:span text:style-name="T3">perso</text:span> 1 - * race</text:p>
        </text:list-item>
        <text:list-item>
          <text:p text:style-name="P12"><text:span text:style-name="T3">perso</text:span> 1 - * passi<text:span text:style-name="T4">f</text:span><text:span text:style-name="T5">s</text:span></text:p>
        </text:list-item>
        <text:list-item>
          <text:p text:style-name="P12"><text:span text:style-name="T3">perso</text:span> * - <text:span text:style-name="T3">1 </text:span>boite mail <text:span text:style-name="T3">perso</text:span> </text:p>
        </text:list-item>
        <text:list-item>
          <text:p text:style-name="P13">zone de la carte <text:span text:style-name="T6">1 - * </text:span>zone de la carte, <text:span text:style-name="T6">pour faire le changement de zone</text:span></text:p>
        </text:list-item>
      </text:list>
      <text:list xml:id="list143907756928401" text:continue-list="list143907017675885" text:style-name="L2">
        <text:list-item>
          <text:p text:style-name="P7">les donné dans les bases</text:p>
        </text:list-item>
      </text:list>
      <text:list xml:id="list3089482265" text:style-name="L5">
        <text:list-item>
          <text:p text:style-name="P8">joueur : pseudo, mots de passe, adresse mail, id unique</text:p>
        </text:list-item>
        <text:list-item>
          <text:p text:style-name="P9"><text:span text:style-name="T4">perso : nom, </text:span><text:span text:style-name="T10">HP, Mana, Armor</text:span><text:span text:style-name="T4">, level, EXP, </text:span><text:span text:style-name="T8">connecté</text:span><text:span text:style-name="T4">, id unique, id race, </text:span><text:span text:style-name="T5">id </text:span><text:span text:style-name="T4">passif, id joueur, </text:span><text:span text:style-name="T5">id </text:span><text:span text:style-name="T2">zone de la carte</text:span><text:span text:style-name="T4">, id guilde ( non = -1 )</text:span></text:p>
        </text:list-item>
        <text:list-item>
          <text:p text:style-name="P23">race : id unique, <text:span text:style-name="T5">nom</text:span>, <text:span text:style-name="T5">states bonus, présentation</text:span></text:p>
        </text:list-item>
        <text:list-item>
          <text:p text:style-name="P22">guilde : nom, id unique, ids <text:span text:style-name="T4">perso </text:span></text:p>
        </text:list-item>
        <text:list-item>
          <text:p text:style-name="P14">zone de la carte : <text:span text:style-name="T5">id unique, nom, description</text:span></text:p>
        </text:list-item>
        <text:list-item>
          <text:p text:style-name="P22">passifs : <text:span text:style-name="T6">nom, id unique, (en construction)</text:span></text:p>
        </text:list-item>
        <text:list-item>
          <text:p text:style-name="P24"><text:span text:style-name="T8">runes</text:span>: <text:span text:style-name="T9">id, type, dégât, mana, armur</text:span></text:p>
        </text:list-item>
        <text:list-item>
          <text:p text:style-name="P25"><text:span text:style-name="T5">item</text:span>: (en construction)</text:p>
        </text:list-item>
        <text:list-item>
          <text:p text:style-name="P15">mail joueur : <text:span text:style-name="T6">id sender, id receveur, contenu</text:span></text:p>
        </text:list-item>
      </text:list>
      <text:list xml:id="list143906923192395" text:continue-list="list143907756928401" text:style-name="L2">
        <text:list-item>
          <text:p text:style-name="P26">les potentiel<text:span text:style-name="T7">s</text:span> outil nécessaire</text:p>
        </text:list-item>
      </text:list>
      <text:list xml:id="list2999062600" text:style-name="L6">
        <text:list-item>
          <text:p text:style-name="P27">wampserveur <text:span text:style-name="T7">avec phpMyAdmin pour créer les bases</text:span></text:p>
        </text:list-item>
      </text:list>
      <text:list xml:id="list143907261744707" text:continue-list="list3856886750" text:style-name="L1">
        <text:list-item>
          <text:p text:style-name="P2">accès au donné depuis un client</text:p>
        </text:list-item>
      </text:list>
      <text:list xml:id="list2879257691" text:style-name="L7">
        <text:list-item>
          <text:p text:style-name="P28">ajouté un nouveau joueur </text:p>
        </text:list-item>
        <text:list-item>
          <text:p text:style-name="P28">changé les infos du joueur</text:p>
        </text:list-item>
        <text:list-item>
          <text:p text:style-name="P28">créer un perso</text:p>
        </text:list-item>
        <text:list-item>
          <text:p text:style-name="P18">supprimé perso</text:p>
        </text:list-item>
        <text:list-item>
          <text:p text:style-name="P28">choisir un perso <text:span text:style-name="T8">avec race, passif et choisir un dit runes</text:span></text:p>
        </text:list-item>
        <text:list-item>
          <text:p text:style-name="P19">changé de zone</text:p>
        </text:list-item>
        <text:list-item>
          <text:p text:style-name="P19">envoyé un message a un perso dans la zone ou amis connecté avec son id perso et id joueur </text:p>
        </text:list-item>
      </text:list>
      <text:list xml:id="list143907666747139" text:continue-list="list143907261744707" text:style-name="L1">
        <text:list-item>
          <text:p text:style-name="P2">interaction en temps réelle</text:p>
        </text:list-item>
      </text:list>
      <text:list xml:id="list820519453" text:style-name="L8">
        <text:list-item>
          <text:p text:style-name="P20">combat entre joueur en utilisent les states, les runes et les passif</text:p>
        </text:list-item>
      </text:list>
      <text:list xml:id="list143906070748427" text:continue-list="list143907666747139" text:style-name="L1">
        <text:list-item>
          <text:p text:style-name="P16">IA d’ennemi dans le monde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15:00:51.290000000</meta:creation-date>
    <dc:date>2023-10-16T14:39:05.922000000</dc:date>
    <meta:editing-duration>PT4H18M5S</meta:editing-duration>
    <meta:editing-cycles>5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43" meta:word-count="306" meta:character-count="1434" meta:non-whitespace-character-count="1202"/>
  </office:meta>
</office:document-meta>
</file>